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5a1d9" officeooo:paragraph-rsid="0015a1d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5a1d9" officeooo:paragraph-rsid="0015a1d9"/>
    </style:style>
    <style:style style:name="P3" style:family="paragraph" style:parent-style-name="Standard">
      <style:text-properties fo:font-weight="bold" officeooo:rsid="0015a1d9" officeooo:paragraph-rsid="0015a1d9" style:font-weight-asian="bold" style:font-weight-complex="bold"/>
    </style:style>
    <style:style style:name="P4" style:family="paragraph" style:parent-style-name="Standard">
      <style:text-properties officeooo:paragraph-rsid="001b8aba"/>
    </style:style>
    <style:style style:name="P5" style:family="paragraph" style:parent-style-name="Standard">
      <style:text-properties fo:font-size="11pt" officeooo:rsid="0015a1d9" officeooo:paragraph-rsid="0015a1d9" style:font-size-asian="11pt" style:font-size-complex="11pt"/>
    </style:style>
    <style:style style:name="P6" style:family="paragraph" style:parent-style-name="Standard">
      <style:text-properties fo:font-size="11pt" fo:font-weight="bold" officeooo:rsid="0015a1d9" officeooo:paragraph-rsid="0015a1d9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paragraph-properties fo:margin-top="0.101cm" fo:margin-bottom="0cm" style:contextual-spacing="false"/>
      <style:text-properties officeooo:paragraph-rsid="0015a1d9"/>
    </style:style>
    <style:style style:name="P8" style:family="paragraph" style:parent-style-name="Standard" style:list-style-name="L1">
      <style:paragraph-properties fo:margin-top="0.101cm" fo:margin-bottom="0cm" style:contextual-spacing="false"/>
      <style:text-properties officeooo:paragraph-rsid="001b703c"/>
    </style:style>
    <style:style style:name="P9" style:family="paragraph" style:parent-style-name="Standard" style:list-style-name="L1">
      <style:paragraph-properties fo:margin-top="0.101cm" fo:margin-bottom="0cm" style:contextual-spacing="false"/>
      <style:text-properties officeooo:paragraph-rsid="00175333"/>
    </style:style>
    <style:style style:name="P10" style:family="paragraph" style:parent-style-name="Standard">
      <style:text-properties fo:font-size="11pt" officeooo:rsid="00175333" officeooo:paragraph-rsid="00175333" style:font-size-asian="11pt" style:font-size-complex="11pt"/>
    </style:style>
    <style:style style:name="P11" style:family="paragraph" style:parent-style-name="Standard">
      <style:text-properties fo:font-size="12pt" fo:font-weight="bold" officeooo:rsid="00175333" officeooo:paragraph-rsid="00175333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margin-top="0.101cm" fo:margin-bottom="0cm" style:contextual-spacing="false"/>
      <style:text-properties officeooo:paragraph-rsid="00175333"/>
    </style:style>
    <style:style style:name="P13" style:family="paragraph" style:parent-style-name="Standard" style:list-style-name="L3">
      <style:paragraph-properties fo:margin-top="0.101cm" fo:margin-bottom="0cm" style:contextual-spacing="false"/>
      <style:text-properties officeooo:paragraph-rsid="00186821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4e5b61" loext:opacity="100%" style:font-name="Consolas" fo:font-size="9pt" fo:font-weight="normal" officeooo:paragraph-rsid="00186821" fo:background-color="#ffffff" style:font-size-asian="9pt" style:font-size-complex="9pt"/>
    </style:style>
    <style:style style:name="P15" style:family="paragraph" style:parent-style-name="Standard" style:list-style-name="L3">
      <style:paragraph-properties fo:margin-top="0.101cm" fo:margin-bottom="0cm" style:contextual-spacing="false"/>
      <style:text-properties style:font-name="Courier New" fo:font-size="11pt" officeooo:rsid="001d0548" officeooo:paragraph-rsid="001d0548" style:font-size-asian="11pt" style:font-size-complex="11pt"/>
    </style:style>
    <style:style style:name="P16" style:family="paragraph" style:parent-style-name="Standard">
      <style:text-properties fo:font-size="12pt" fo:font-weight="bold" officeooo:rsid="00175333" officeooo:paragraph-rsid="001b703c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margin-top="0.101cm" fo:margin-bottom="0cm" style:contextual-spacing="false"/>
      <style:text-properties officeooo:paragraph-rsid="001b703c"/>
    </style:style>
    <style:style style:name="P18" style:family="paragraph" style:parent-style-name="Standard">
      <style:text-properties fo:font-size="11pt" officeooo:rsid="00175333" officeooo:paragraph-rsid="001b703c" style:font-size-asian="11pt" style:font-size-complex="11pt"/>
    </style:style>
    <style:style style:name="P19" style:family="paragraph" style:parent-style-name="Standard" style:list-style-name="L3">
      <style:paragraph-properties fo:margin-top="0.101cm" fo:margin-bottom="0cm" style:contextual-spacing="false"/>
      <style:text-properties officeooo:paragraph-rsid="001e2b33"/>
    </style:style>
    <style:style style:name="T1" style:family="text">
      <style:text-properties fo:font-size="11pt" officeooo:rsid="0015a1d9" style:font-size-asian="11pt" style:font-size-complex="11pt"/>
    </style:style>
    <style:style style:name="T2" style:family="text">
      <style:text-properties fo:font-size="11pt" officeooo:rsid="001b8aba" style:font-size-asian="11pt" style:font-size-complex="11pt"/>
    </style:style>
    <style:style style:name="T3" style:family="text">
      <style:text-properties fo:font-size="11pt" officeooo:rsid="001c6b0f" style:font-size-asian="11pt" style:font-size-complex="11pt"/>
    </style:style>
    <style:style style:name="T4" style:family="text">
      <style:text-properties style:font-name="Courier New" fo:font-size="11pt" officeooo:rsid="001b703c" style:font-size-asian="11pt" style:font-size-complex="11pt"/>
    </style:style>
    <style:style style:name="T5" style:family="text">
      <style:text-properties style:font-name="Courier New" fo:font-size="11pt" officeooo:rsid="0015a1d9" style:font-size-asian="11pt" style:font-size-complex="11pt"/>
    </style:style>
    <style:style style:name="T6" style:family="text">
      <style:text-properties fo:font-size="11pt" officeooo:rsid="001a4911" style:font-size-asian="11pt" style:font-size-complex="11pt"/>
    </style:style>
    <style:style style:name="T7" style:family="text">
      <style:text-properties fo:font-size="11pt" officeooo:rsid="00175333" style:font-size-asian="11pt" style:font-size-complex="11pt"/>
    </style:style>
    <style:style style:name="T8" style:family="text">
      <style:text-properties fo:font-size="11pt" officeooo:rsid="00186821" style:font-size-asian="11pt" style:font-size-complex="11pt"/>
    </style:style>
    <style:style style:name="T9" style:family="text">
      <style:text-properties fo:color="#95a5a6" loext:opacity="100%" style:font-name="Consolas" fo:font-size="9pt" fo:font-weight="normal" officeooo:rsid="00186821" fo:background-color="#ffffff" loext:char-shading-value="0" style:font-size-asian="9pt" style:font-size-complex="9pt"/>
    </style:style>
    <style:style style:name="T10" style:family="text">
      <style:text-properties fo:font-size="9pt" officeooo:rsid="00186821" style:font-size-asian="9pt" style:font-size-complex="9pt"/>
    </style:style>
    <style:style style:name="T11" style:family="text">
      <style:text-properties fo:color="#d35400" loext:opacity="100%" style:font-name="Consolas" fo:font-size="9pt" fo:font-weight="normal" fo:background-color="#ffffff" loext:char-shading-value="0" style:font-size-asian="9pt" style:font-size-complex="9pt"/>
    </style:style>
    <style:style style:name="T12" style:family="text">
      <style:text-properties fo:color="#4e5b61" loext:opacity="100%" style:font-name="Consolas" fo:font-size="9pt" fo:font-weight="normal" fo:background-color="#ffffff" loext:char-shading-value="0" style:font-size-asian="9pt" style:font-size-complex="9pt"/>
    </style:style>
    <style:style style:name="T13" style:family="text">
      <style:text-properties fo:color="#728e00" loext:opacity="100%"/>
    </style:style>
    <style:style style:name="T14" style:family="text">
      <style:text-properties fo:color="#95a5a6" loext:opacity="100%"/>
    </style:style>
    <style:style style:name="T15" style:family="text">
      <style:text-properties fo:color="#d35400" loext:opacity="100%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186821"/>
    </style:style>
    <style:style style:name="T18" style:family="text">
      <style:text-properties fo:font-size="11pt" officeooo:rsid="001a03ba" style:font-size-asian="11pt" style:font-size-complex="11pt"/>
    </style:style>
    <style:style style:name="T19" style:family="text">
      <style:text-properties officeooo:rsid="001b703c"/>
    </style:style>
    <style:style style:name="T20" style:family="text">
      <style:text-properties fo:font-size="11pt" officeooo:rsid="001b703c" style:font-size-asian="11pt" style:font-size-complex="11pt"/>
    </style:style>
    <style:style style:name="T21" style:family="text">
      <style:text-properties style:font-name="Courier New" officeooo:rsid="001b703c"/>
    </style:style>
    <style:style style:name="T22" style:family="text">
      <style:text-properties officeooo:rsid="00186821"/>
    </style:style>
    <style:style style:name="T23" style:family="text">
      <style:text-properties officeooo:rsid="001e2b33"/>
    </style:style>
    <style:style style:name="T24" style:family="text">
      <style:text-properties style:font-name="Courier New" officeooo:rsid="001e2b3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enovum RaspiCar: Interface biard command list</text:p>
      <text:p text:style-name="P2"/>
      <text:p text:style-name="P2">SLW - November 2025</text:p>
      <text:p text:style-name="P2"/>
      <text:p text:style-name="P3">Interface description</text:p>
      <text:p text:style-name="P2"/>
      <text:p text:style-name="P4"><text:span text:style-name="T1">The interface board is connected to the Raspberry Pi via USB port 0 </text:span><text:span text:style-name="T2">(</text:span><text:span text:style-name="T1">typically /dev/ttyUSB0</text:span><text:span text:style-name="T2">)</text:span><text:span text:style-name="T1">. <text:s/>Communication is established by a serial interface at (baudrate 115200, no parity bit). <text:s/>The communication is bidirectional. The Raspberry Pi sends a command and receives a response. <text:s/></text:span><text:span text:style-name="T3">Blanks and white space are ignored. <text:s/></text:span><text:span text:style-name="T1">All commands must be terminated by a “carriage return” symbol (code 13, \n). <text:s/></text:span><text:span text:style-name="T2">The submitting script must wait for processing time (e.g. 0.1 seconds) before drawing the response. <text:s/></text:span><text:span text:style-name="T1">The </text:span><text:span text:style-name="T2">submitting </text:span><text:span text:style-name="T1">script </text:span><text:span text:style-name="T2">may </text:span><text:span text:style-name="T1">use the response to check whether the command was processed as expected. <text:s/></text:span><text:span text:style-name="T2">The default response is ‘</text:span><text:span text:style-name="T4">OK</text:span><text:span text:style-name="T2">’. <text:s/></text:span></text:p>
      <text:p text:style-name="P5"/>
      <text:p text:style-name="P5"/>
      <text:p text:style-name="P6">Motor commands:</text:p>
      <text:list text:style-name="L1">
        <text:list-item>
          <text:p text:style-name="P7"><text:span text:style-name="T5">MD &lt;</text:span><text:span text:style-name="T4">int</text:span><text:span text:style-name="T5">&gt;, &lt;</text:span><text:span text:style-name="T4">int</text:span><text:span text:style-name="T5">&gt;</text:span><text:span text:style-name="T1"><text:line-break/>Sets the direction for both motors. The value 1 stands for forward, and the value 0 for backwards.<text:line-break/>Example: </text:span><text:span text:style-name="T5">MD0,1</text:span></text:p>
        </text:list-item>
        <text:list-item>
          <text:p text:style-name="P8"><text:span text:style-name="T5">ME &lt;</text:span><text:span text:style-name="T4">0 | 1</text:span><text:span text:style-name="T5">&gt;, &lt;</text:span><text:span text:style-name="T4">0 | 1</text:span><text:span text:style-name="T5">&gt;</text:span><text:span text:style-name="T1"><text:line-break/>Enables or disables the motors. The value 1 stands for enabled, and the value 0 for disabled.<text:line-break/>Example: </text:span><text:span text:style-name="T5">ME1,0</text:span></text:p>
        </text:list-item>
        <text:list-item>
          <text:p text:style-name="P8"><text:span text:style-name="T5">MP &lt;</text:span><text:span text:style-name="T4">0 | 1</text:span><text:span text:style-name="T5">&gt;, &lt;</text:span><text:span text:style-name="T4">0 | 1</text:span><text:span text:style-name="T5">&gt;</text:span><text:span text:style-name="T1"><text:line-break/>Activates the motor power. The value 1 stands for power on, and the value 0 for power off. </text:span><text:span text:style-name="T6">This command enables the motors implicitly.</text:span><text:span text:style-name="T1"><text:line-break/>Example: </text:span><text:span text:style-name="T5">MP1,1</text:span><text:span text:style-name="T1"> </text:span></text:p>
        </text:list-item>
        <text:list-item>
          <text:p text:style-name="P9"><text:span text:style-name="T5">MR &lt;</text:span><text:span text:style-name="T4">int</text:span><text:span text:style-name="T5">&gt;, &lt;</text:span><text:span text:style-name="T4">int</text:span><text:span text:style-name="T5">&gt;</text:span><text:span text:style-name="T7"><text:line-break/>Sets the motor speed. The valid range is 0 to 1250. The motor must be enabled and powered on in order to start rotation.<text:line-break/>Example: </text:span><text:span text:style-name="T5">MR200,500</text:span></text:p>
        </text:list-item>
      </text:list>
      <text:p text:style-name="P10"/>
      <text:p text:style-name="P11">Display commands:</text:p>
      <text:list text:style-name="L2">
        <text:list-item>
          <text:p text:style-name="P12"><text:span text:style-name="T5">DC</text:span><text:span text:style-name="T7"><text:line-break/>Clears the display.<text:line-break/>Example: </text:span><text:span text:style-name="T5">DC</text:span></text:p>
        </text:list-item>
        <text:list-item>
          <text:p text:style-name="P12"><text:span text:style-name="T5">DT &lt;message&gt;</text:span><text:span text:style-name="T7"><text:line-break/>Prints a title line. The maximum length is 20 characters.<text:line-break/>Example: </text:span><text:span text:style-name="T5">DTVersion2.1</text:span></text:p>
        </text:list-item>
        <text:list-item>
          <text:p text:style-name="P12"><text:span text:style-name="T5">DM &lt;message&gt;</text:span><text:span text:style-name="T7"><text:line-break/>Prints a message to the display. The content of the display will be scrolled up.<text:line-break/>Example: </text:span><text:span text:style-name="T5">DMRaspPi connected</text:span></text:p>
        </text:list-item>
      </text:list>
      <text:p text:style-name="P10"/>
      <text:p text:style-name="P11">Battery commands:</text:p>
      <text:list text:style-name="L3">
        <text:list-item>
          <text:p text:style-name="P13"><text:span text:style-name="T5">BV</text:span><text:span text:style-name="T8"><text:line-break/>Get battery voltage. The system will respond with the current voltage of the power supply.</text:span></text:p>
        </text:list-item>
        <text:list-item>
          <text:p text:style-name="P13"><text:span text:style-name="T5">BS</text:span><text:span text:style-name="T8"><text:line-break/>Get battery status. The system will respond with one of the following codes:: <text:line-break/><text:tab/></text:span><text:span text:style-name="T9">'OK'</text:span><text:span text:style-name="T10"><text:tab/></text:span><text:span text:style-name="T11">STATUS_OK</text:span><text:span text:style-name="T12"> </text:span></text:p>
        </text:list-item>
      </text:list>
      <text:p text:style-name="P14"><text:span text:style-name="T13"><text:tab/><text:tab/></text:span><text:span text:style-name="T14">'BL'<text:tab/></text:span><text:span text:style-name="T15">STATUS_BAT_LOW</text:span></text:p>
      <text:p text:style-name="P14"><text:span text:style-name="T13"><text:tab/><text:tab/></text:span><text:span text:style-name="T14">'BS'<text:tab/></text:span><text:span text:style-name="T15">STATUS_BAT_SHUTDOWN</text:span></text:p>
      <text:p text:style-name="P14"><text:span text:style-name="T13"><text:tab/><text:tab/></text:span><text:span text:style-name="T14">'BE'<text:tab/></text:span><text:span text:style-name="T15">STATUS_BAT_EXTERNAL</text:span></text:p>
      <text:p text:style-name="P14"><text:span text:style-name="T13"><text:tab/><text:tab/></text:span><text:span text:style-name="T14">'SR'<text:tab/></text:span><text:span text:style-name="T15">STATUS_SHUTDOWN_REQUESTED</text:span></text:p>
      <text:p text:style-name="P14"><text:span text:style-name="T13"><text:tab/><text:tab/></text:span><text:span text:style-name="T14">'SX'<text:tab/></text:span><text:span text:style-name="T15">STATUS_SHUTDOWN_ACTIVE</text:span></text:p>
      <text:list text:continue-numbering="true" text:style-name="L3">
        <text:list-item>
          <text:p text:style-name="P15"><text:soft-page-break/>BR<text:line-break/><text:span text:style-name="T16">Get batteryADC raw data</text:span><text:span text:style-name="T17">. </text:span></text:p>
        </text:list-item>
        <text:list-item>
          <text:p text:style-name="P13"><text:span text:style-name="T5">BX</text:span><text:span text:style-name="T8"><text:line-break/>Request </text:span><text:span text:style-name="T18">a</text:span><text:span text:style-name="T8"> system shutdown. </text:span></text:p>
        </text:list-item>
      </text:list>
      <text:p text:style-name="P10"/>
      <text:p text:style-name="P16"><text:span text:style-name="T19">Info </text:span>commands:</text:p>
      <text:list text:continue-numbering="true" text:style-name="L3">
        <text:list-item>
          <text:p text:style-name="P17"><text:span text:style-name="T4">P</text:span><text:span text:style-name="T8"><text:line-break/></text:span><text:span text:style-name="T20">Just returns a prompt (OK)</text:span></text:p>
        </text:list-item>
        <text:list-item>
          <text:p text:style-name="P17"><text:span text:style-name="T21">I</text:span><text:span text:style-name="T22"><text:line-break/></text:span><text:span text:style-name="T19">Returns information and version number. </text:span></text:p>
        </text:list-item>
      </text:list>
      <text:p text:style-name="P18"/>
      <text:p text:style-name="P16"><text:span text:style-name="T19">Config </text:span>commands:</text:p>
      <text:list text:continue-numbering="true" text:style-name="L3">
        <text:list-item>
          <text:p text:style-name="P17"><text:span text:style-name="T4">CG</text:span><text:span text:style-name="T8"><text:line-break/></text:span><text:span text:style-name="T20">Returns the current setting for the ramp (1 … 100)</text:span></text:p>
        </text:list-item>
        <text:list-item>
          <text:p text:style-name="P17"><text:span text:style-name="T21">CR &lt;int&gt;</text:span><text:span text:style-name="T22"><text:line-break/></text:span><text:span text:style-name="T19">Sets the </text:span><text:span text:style-name="T23">motor</text:span><text:span text:style-name="T19"> ramp (1 … 100). </text:span></text:p>
        </text:list-item>
        <text:list-item>
          <text:p text:style-name="P19"><text:span text:style-name="T21">C</text:span><text:span text:style-name="T24">S</text:span><text:span text:style-name="T21"> &lt;int&gt;</text:span><text:span text:style-name="T22"><text:line-break/></text:span><text:span text:style-name="T19">Sets the </text:span><text:span text:style-name="T23">ADC voltage conversion slope</text:span><text:span text:style-name="T19">. </text:span></text:p>
        </text:list-item>
        <text:list-item>
          <text:p text:style-name="P19"><text:span text:style-name="T21">C</text:span><text:span text:style-name="T24">O</text:span><text:span text:style-name="T21"> &lt;int&gt;</text:span><text:span text:style-name="T22"><text:line-break/></text:span><text:span text:style-name="T19">Sets the </text:span><text:span text:style-name="T23">ADC voltage conversion offset</text:span><text:span text:style-name="T19">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an Laage-Witt</meta:initial-creator>
    <meta:creation-date>2025-11-30T10:22:40.840139100</meta:creation-date>
    <meta:generator>LibreOffice/25.2.7.2$Windows_X86_64 LibreOffice_project/5cbfd1ab6520636bb5f7b99185aa69bd7456825d</meta:generator>
    <dc:date>2025-12-09T16:29:53.841843100</dc:date>
    <dc:creator>Stephan Laage-Witt</dc:creator>
    <meta:editing-duration>PT37M17S</meta:editing-duration>
    <meta:editing-cycles>9</meta:editing-cycles>
    <meta:print-date>2025-12-01T14:49:45.913560700</meta:print-date>
    <meta:printed-by>PDF-Dateien: Stephan Laage-Witt</meta:printed-by>
    <meta:document-statistic meta:table-count="0" meta:image-count="0" meta:object-count="0" meta:page-count="2" meta:paragraph-count="31" meta:word-count="387" meta:character-count="2282" meta:non-whitespace-character-count="1914"/>
  </office:meta>
</office:document-meta>
</file>